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mazon Ember" svg:font-family="'Amazon Ember', Arial,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2pt" style:text-underline-style="none" officeooo:rsid="0020c38b" officeooo:paragraph-rsid="0015ce8f" style:font-size-asian="10.5pt" style:font-size-complex="12pt"/>
    </style:style>
    <style:style style:name="P2" style:family="paragraph" style:parent-style-name="Standard">
      <style:paragraph-properties fo:text-align="start" style:justify-single-word="false"/>
      <style:text-properties fo:font-size="12pt" style:text-underline-style="none" officeooo:rsid="001ef6d4" officeooo:paragraph-rsid="0015ce8f" style:font-size-asian="10.5pt" style:font-size-complex="12pt"/>
    </style:style>
    <style:style style:name="P3" style:family="paragraph" style:parent-style-name="Standard">
      <style:paragraph-properties fo:text-align="center" style:justify-single-word="false"/>
      <style:text-properties fo:font-size="12pt" style:text-underline-style="none" officeooo:rsid="0017bd9b" officeooo:paragraph-rsid="0017bd9b" style:font-size-asian="10.5pt" style:font-size-complex="12pt"/>
    </style:style>
    <style:style style:name="P4" style:family="paragraph" style:parent-style-name="Standard">
      <style:paragraph-properties fo:text-align="start" style:justify-single-word="false"/>
      <style:text-properties fo:font-size="12pt" style:text-underline-style="none" officeooo:rsid="0017bd9b" officeooo:paragraph-rsid="0017bd9b" style:font-size-asian="10.5pt" style:font-size-complex="12pt"/>
    </style:style>
    <style:style style:name="P5" style:family="paragraph" style:parent-style-name="Standard">
      <style:paragraph-properties fo:text-align="center" style:justify-single-word="false"/>
      <style:text-properties fo:font-size="12pt" style:text-underline-style="solid" style:text-underline-width="auto" style:text-underline-color="font-color" officeooo:rsid="001ef6d4" officeooo:paragraph-rsid="0015ce8f" style:font-size-asian="10.5pt" style:font-size-complex="12pt"/>
    </style:style>
    <style:style style:name="P6" style:family="paragraph" style:parent-style-name="Standard">
      <style:paragraph-properties fo:text-align="center" style:justify-single-word="false"/>
      <style:text-properties fo:font-size="24pt" style:text-underline-style="solid" style:text-underline-width="auto" style:text-underline-color="font-color" officeooo:rsid="001ef6d4" officeooo:paragraph-rsid="0015ce8f" style:font-size-asian="24pt" style:font-size-complex="24pt"/>
    </style:style>
    <style:style style:name="P7" style:family="paragraph" style:parent-style-name="Standard">
      <style:paragraph-properties fo:text-align="center" style:justify-single-word="false"/>
      <style:text-properties fo:font-size="24pt" style:text-underline-style="solid" style:text-underline-width="auto" style:text-underline-color="font-color" officeooo:rsid="0015ce8f" officeooo:paragraph-rsid="0015ce8f" style:font-size-asian="24pt" style:font-size-complex="24pt"/>
    </style:style>
    <style:style style:name="P8" style:family="paragraph" style:parent-style-name="Standard">
      <style:paragraph-properties fo:margin-left="0in" fo:margin-right="0in" fo:orphans="2" fo:widows="2" fo:text-indent="0in" style:auto-text-indent="false"/>
      <style:text-properties fo:font-variant="normal" fo:text-transform="none" fo:color="#111111" style:font-name="Amazon Ember" fo:font-size="9.75pt" fo:letter-spacing="normal" fo:font-style="normal" fo:font-weight="normal" officeooo:paragraph-rsid="0015ce8f"/>
    </style:style>
    <style:style style:name="P9" style:family="paragraph" style:parent-style-name="Standard">
      <style:paragraph-properties fo:text-align="start" style:justify-single-word="false" fo:padding="0.0291in" fo:border-left="none" fo:border-right="none" fo:border-top="none" fo:border-bottom="0.06pt solid #000000" style:join-border="false"/>
      <style:text-properties fo:font-size="12pt" style:text-underline-style="none" officeooo:rsid="001ef6d4" officeooo:paragraph-rsid="0015ce8f" style:font-size-asian="10.5pt" style:font-size-complex="12pt"/>
    </style:style>
    <style:style style:name="P10" style:family="paragraph" style:parent-style-name="Standard">
      <style:paragraph-properties fo:text-align="start" style:justify-single-word="false" fo:padding="0.0291in" fo:border-left="none" fo:border-right="none" fo:border-top="none" fo:border-bottom="0.06pt solid #000000" style:join-border="false"/>
      <style:text-properties fo:font-size="12pt" style:text-underline-style="none" officeooo:rsid="0020c38b" officeooo:paragraph-rsid="0015ce8f" style:font-size-asian="10.5pt" style:font-size-complex="12pt"/>
    </style:style>
    <style:style style:name="P11" style:family="paragraph" style:parent-style-name="Standard">
      <style:paragraph-properties fo:text-align="start" style:justify-single-word="false" fo:padding="0.0291in" fo:border-left="none" fo:border-right="none" fo:border-top="none" fo:border-bottom="0.06pt solid #000000" style:join-border="false"/>
      <style:text-properties fo:font-size="12pt" style:text-underline-style="none" officeooo:rsid="0017bd9b" officeooo:paragraph-rsid="0017bd9b" style:font-size-asian="10.5pt" style:font-size-complex="12pt"/>
    </style:style>
    <style:style style:name="P12" style:family="paragraph" style:parent-style-name="Text_20_body">
      <style:paragraph-properties fo:text-align="start" style:justify-single-word="false"/>
      <style:text-properties fo:font-variant="normal" fo:text-transform="none" fo:color="#111111" style:font-name="Amazon Ember" fo:font-size="9.75pt" fo:letter-spacing="normal" fo:font-style="normal" style:text-underline-style="none" fo:font-weight="normal" officeooo:rsid="001ef6d4" officeooo:paragraph-rsid="0015ce8f" style:font-size-asian="10.5pt" style:font-size-complex="12pt"/>
    </style:style>
    <style:style style:name="P13" style:family="paragraph" style:parent-style-name="Text_20_body">
      <style:paragraph-properties fo:text-align="start" style:justify-single-word="false"/>
      <style:text-properties fo:font-variant="normal" fo:text-transform="none" fo:color="#111111" style:font-name="Amazon Ember" fo:font-size="21pt" fo:letter-spacing="normal" fo:font-style="normal" style:text-underline-style="solid" style:text-underline-width="auto" style:text-underline-color="font-color" fo:font-weight="normal" officeooo:rsid="0017bd9b" officeooo:paragraph-rsid="0017bd9b" style:font-size-asian="10.5pt" style:font-size-complex="12pt"/>
    </style:style>
    <style:style style:name="P14" style:family="paragraph" style:parent-style-name="Text_20_body">
      <style:paragraph-properties fo:text-align="start" style:justify-single-word="false"/>
      <style:text-properties fo:font-variant="normal" fo:text-transform="none" fo:color="#111111" style:font-name="Amazon Ember" fo:font-size="12pt" fo:letter-spacing="normal" fo:font-style="normal" style:text-underline-style="none" fo:font-weight="normal" officeooo:rsid="0017bd9b" officeooo:paragraph-rsid="0017bd9b" style:font-size-asian="10.5pt" style:font-size-complex="12pt"/>
    </style:style>
    <style:style style:name="P15" style:family="paragraph" style:parent-style-name="Text_20_body">
      <style:paragraph-properties fo:text-align="start" style:justify-single-word="false"/>
      <style:text-properties fo:font-variant="normal" fo:text-transform="none" fo:color="#111111" style:font-name="Amazon Ember" fo:font-size="12pt" fo:letter-spacing="normal" fo:font-style="normal" style:text-underline-style="none" fo:font-weight="normal" officeooo:rsid="0019bbf8" officeooo:paragraph-rsid="0019bbf8" style:font-size-asian="10.5pt" style:font-size-complex="12pt"/>
    </style:style>
    <style:style style:name="P16" style:family="paragraph" style:parent-style-name="Standard" style:master-page-name="">
      <loext:graphic-properties draw:fill="none"/>
      <style:paragraph-properties fo:margin-left="0.4366in" fo:margin-right="0in" fo:text-align="center" style:justify-single-word="false" fo:text-indent="0in" style:auto-text-indent="false" style:page-number="auto" fo:background-color="transparent"/>
      <style:text-properties fo:font-size="12pt" style:text-underline-style="solid" style:text-underline-width="auto" style:text-underline-color="font-color" officeooo:rsid="001ef6d4" officeooo:paragraph-rsid="0015ce8f" style:font-size-asian="10.5pt" style:font-size-complex="12pt"/>
    </style:style>
    <style:style style:name="P17" style:family="paragraph" style:parent-style-name="Standard">
      <style:paragraph-properties fo:text-align="start" style:justify-single-word="false"/>
      <style:text-properties fo:font-size="12pt" style:text-underline-style="none" officeooo:rsid="0017bd9b" officeooo:paragraph-rsid="0017bd9b" style:font-size-asian="10.5pt" style:font-size-complex="12pt"/>
    </style:style>
    <style:style style:name="P18" style:family="paragraph" style:parent-style-name="Standard">
      <style:paragraph-properties fo:text-align="start" style:justify-single-word="false"/>
      <style:text-properties fo:font-size="12pt" style:text-underline-style="none" officeooo:rsid="0017bd9b" officeooo:paragraph-rsid="001eaa52" style:font-size-asian="10.5pt" style:font-size-complex="12pt"/>
    </style:style>
    <style:style style:name="P19" style:family="paragraph" style:parent-style-name="Text_20_body">
      <style:paragraph-properties fo:text-align="start" style:justify-single-word="false"/>
      <style:text-properties fo:font-variant="normal" fo:text-transform="none" fo:color="#333333" style:font-name="Arial" fo:font-size="10.5pt" fo:letter-spacing="normal" fo:font-style="normal" style:text-underline-style="none" fo:font-weight="normal" officeooo:rsid="0017bd9b" officeooo:paragraph-rsid="0017bd9b" style:font-size-asian="10.5pt" style:font-size-complex="12pt"/>
    </style:style>
    <style:style style:name="P20" style:family="paragraph" style:parent-style-name="Text_20_body">
      <style:paragraph-properties fo:text-align="start" style:justify-single-word="false"/>
      <style:text-properties fo:font-variant="normal" fo:text-transform="none" fo:color="#333333" style:font-name="Arial" fo:font-size="10.5pt" fo:letter-spacing="normal" fo:font-style="normal" style:text-underline-style="none" fo:font-weight="normal" officeooo:rsid="0019bbf8" officeooo:paragraph-rsid="0019bbf8" style:font-size-asian="10.5pt" style:font-size-complex="12pt"/>
    </style:style>
    <style:style style:name="P21" style:family="paragraph" style:parent-style-name="Text_20_body">
      <style:paragraph-properties fo:text-align="start" style:justify-single-word="false"/>
      <style:text-properties fo:font-variant="normal" fo:text-transform="none" fo:color="#333333" style:font-name="Arial" fo:font-size="24pt" fo:letter-spacing="normal" fo:font-style="normal" style:text-underline-style="solid" style:text-underline-width="auto" style:text-underline-color="font-color" fo:font-weight="normal" officeooo:rsid="0019bbf8" officeooo:paragraph-rsid="0019bbf8" style:font-size-asian="24pt" style:font-size-complex="24pt"/>
    </style:style>
    <style:style style:name="P22" style:family="paragraph" style:parent-style-name="Text_20_body">
      <style:paragraph-properties fo:text-align="start" style:justify-single-word="false"/>
      <style:text-properties fo:font-variant="normal" fo:text-transform="none" fo:color="#333333" style:font-name="Arial" fo:font-size="12pt" fo:letter-spacing="normal" fo:font-style="normal" style:text-underline-style="none" fo:font-weight="normal" officeooo:rsid="0019bbf8" officeooo:paragraph-rsid="0019bbf8" style:font-size-asian="12pt" style:font-size-complex="12pt"/>
    </style:style>
    <style:style style:name="P23" style:family="paragraph" style:parent-style-name="Text_20_body">
      <style:paragraph-properties fo:text-align="start" style:justify-single-word="false"/>
      <style:text-properties fo:font-variant="normal" fo:text-transform="none" fo:color="#333333" style:font-name="Arial" fo:font-size="12pt" fo:letter-spacing="normal" fo:font-style="normal" style:text-underline-style="none" fo:font-weight="normal" officeooo:rsid="0019bbf8" officeooo:paragraph-rsid="0019bbf8" style:font-size-asian="10.5pt" style:font-size-complex="12pt"/>
    </style:style>
    <style:style style:name="P24" style:family="paragraph" style:parent-style-name="Text_20_body">
      <style:paragraph-properties fo:text-align="start" style:justify-single-word="false"/>
      <style:text-properties fo:font-variant="normal" fo:text-transform="none" fo:color="#333333" style:font-name="Arial" fo:font-size="12pt" fo:letter-spacing="normal" fo:font-style="normal" style:text-underline-style="solid" style:text-underline-width="auto" style:text-underline-color="font-color" fo:font-weight="normal" officeooo:rsid="0019bbf8" officeooo:paragraph-rsid="0019bbf8" style:font-size-asian="10.5pt" style:font-size-complex="12pt"/>
    </style:style>
    <style:style style:name="P25" style:family="paragraph" style:parent-style-name="Text_20_body">
      <style:paragraph-properties fo:text-align="start" style:justify-single-word="false"/>
      <style:text-properties fo:font-variant="normal" fo:text-transform="none" fo:color="#111111" style:font-name="Amazon Ember" fo:font-size="12pt" fo:letter-spacing="normal" fo:font-style="normal" style:text-underline-style="solid" style:text-underline-width="auto" style:text-underline-color="font-color" fo:font-weight="normal" officeooo:rsid="0017bd9b" officeooo:paragraph-rsid="0017bd9b" style:font-size-asian="10.5pt" style:font-size-complex="12pt"/>
    </style:style>
    <style:style style:name="P2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color="#111111" officeooo:paragraph-rsid="0015ce8f"/>
    </style:style>
    <style:style style:name="P27"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fo:font-variant="normal" fo:text-transform="none" fo:color="#111111" style:font-name="Amazon Ember" fo:font-size="9.75pt" fo:letter-spacing="normal" fo:font-style="normal" fo:font-weight="normal" officeooo:paragraph-rsid="0015ce8f"/>
    </style:style>
    <style:style style:name="P28"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111111" style:font-name="Amazon Ember" fo:font-size="9.75pt" fo:letter-spacing="normal" fo:font-style="normal" fo:font-weight="normal" officeooo:paragraph-rsid="0015ce8f"/>
    </style:style>
    <style:style style:name="P29" style:family="paragraph" style:parent-style-name="Text_20_body">
      <style:paragraph-properties fo:text-align="start" style:justify-single-word="false" fo:padding="0.0291in" fo:border-left="none" fo:border-right="none" fo:border-top="none" fo:border-bottom="0.06pt solid #000000" style:join-border="false"/>
      <style:text-properties fo:font-variant="normal" fo:text-transform="none" fo:color="#333333" style:font-name="Arial" fo:font-size="10.5pt" fo:letter-spacing="normal" fo:font-style="normal" style:text-underline-style="none" fo:font-weight="normal" officeooo:rsid="0019bbf8" officeooo:paragraph-rsid="0019bbf8" style:font-size-asian="10.5pt" style:font-size-complex="12pt"/>
    </style:style>
    <style:style style:name="P30" style:family="paragraph" style:parent-style-name="Text_20_body">
      <style:paragraph-properties fo:text-align="start" style:justify-single-word="false" fo:padding="0.0291in" fo:border-left="none" fo:border-right="none" fo:border-top="none" fo:border-bottom="0.06pt solid #000000" style:join-border="false"/>
      <style:text-properties fo:font-variant="normal" fo:text-transform="none" fo:color="#111111" style:font-name="Amazon Ember" fo:font-size="12pt" fo:letter-spacing="normal" fo:font-style="normal" style:text-underline-style="solid" style:text-underline-width="auto" style:text-underline-color="font-color" fo:font-weight="normal" officeooo:rsid="0017bd9b" officeooo:paragraph-rsid="0017bd9b" style:font-size-asian="10.5pt" style:font-size-complex="12pt"/>
    </style:style>
    <style:style style:name="P31" style:family="paragraph" style:parent-style-name="Heading_20_1">
      <style:paragraph-properties fo:text-align="start" style:justify-single-word="false"/>
      <style:text-properties fo:font-variant="normal" fo:text-transform="none" fo:color="#111111" style:font-name="Amazon Ember" fo:font-size="15.75pt" fo:letter-spacing="normal" fo:font-style="normal" style:text-underline-style="none" fo:font-weight="normal" officeooo:rsid="001ef6d4" officeooo:paragraph-rsid="0015ce8f" style:font-size-asian="10.5pt" style:font-size-complex="12pt"/>
    </style:style>
    <style:style style:name="P32" style:family="paragraph" style:parent-style-name="Heading_20_1">
      <style:paragraph-properties fo:text-align="start" style:justify-single-word="false"/>
      <style:text-properties fo:font-variant="normal" fo:text-transform="none" fo:color="#111111" style:font-name="Amazon Ember" fo:font-size="15.75pt" fo:letter-spacing="normal" fo:font-style="normal" style:text-underline-style="none" fo:font-weight="normal" officeooo:rsid="0017bd9b" officeooo:paragraph-rsid="0017bd9b" style:font-size-asian="10.5pt" style:font-weight-asian="normal" style:font-size-complex="12pt" style:font-weight-complex="normal"/>
    </style:style>
    <style:style style:name="P33" style:family="paragraph" style:parent-style-name="Heading_20_1">
      <style:paragraph-properties fo:text-align="start" style:justify-single-word="false"/>
      <style:text-properties fo:font-variant="normal" fo:text-transform="none" fo:color="#111111" style:font-name="Amazon Ember" fo:font-size="21pt" fo:letter-spacing="normal" fo:font-style="normal" style:text-underline-style="solid" style:text-underline-width="auto" style:text-underline-color="font-color" fo:font-weight="normal" officeooo:rsid="0017bd9b" officeooo:paragraph-rsid="0017bd9b" style:font-size-asian="10.5pt" style:font-size-complex="12pt"/>
    </style:style>
    <style:style style:name="P34" style:family="paragraph" style:parent-style-name="Heading_20_1">
      <style:paragraph-properties fo:text-align="start" style:justify-single-word="false"/>
      <style:text-properties fo:font-variant="normal" fo:text-transform="none" fo:color="#333333" style:font-name="Arial" fo:font-size="24pt" fo:letter-spacing="normal" fo:font-style="normal" style:text-underline-style="solid" style:text-underline-width="auto" style:text-underline-color="font-color" fo:font-weight="normal" officeooo:rsid="0019bbf8" officeooo:paragraph-rsid="0019bbf8" style:font-size-asian="24pt" style:font-size-complex="24pt"/>
    </style:style>
    <style:style style:name="T1" style:family="text">
      <style:text-properties fo:color="#333333"/>
    </style:style>
    <style:style style:name="T2" style:family="text">
      <style:text-properties fo:color="#333333" style:font-name="Arial" fo:font-size="10.5pt"/>
    </style:style>
    <style:style style:name="T3" style:family="text">
      <style:text-properties fo:color="#333333" style:font-name="Arial" fo:font-size="10.5pt" fo:font-weight="bold"/>
    </style:style>
    <style:style style:name="T4" style:family="text">
      <style:text-properties fo:color="#333333" style:font-name="Arial" fo:font-size="10.5pt" fo:font-style="italic"/>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009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874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ecurity and Surveillance</text:p>
      <text:p text:style-name="P6"/>
      <text:h text:style-name="P31" text:outline-level="1"><text:bookmark text:name="title"/><text:bookmark text:name="productTitle"/>Zmodo 8CH Smart PoE Surveillance Camera System 4 x720P Outdoor + 4 x720P Indoor Dome Security Camera No Hard Drive</text:h>
      <text:p text:style-name="P5"/>
      <text:p text:style-name="P16"/>
      <text:p text:style-name="P5"/>
      <text:section text:style-name="Sect1" text:name="featurebullets_feature_div">
        <text:section text:style-name="Sect1" text:name="feature-bullets">
          <text:p text:style-name="P26">720p HD Video - Get a sharp and crisp image day or night with the camera's automatic IR-cut filter. Up to 60ft night vision.</text:p>
          <text:p text:style-name="P28">Be notified when there are unexpected movements. Smart notifications will be pushed to your smartphone.</text:p>
          <text:p text:style-name="P28">Cloud service coming soon. Playback videos via Zmodo app when cloud service is ready.</text:p>
          <text:p text:style-name="P28">Simple setup - One network cable connects each camera to the back of the NVR to provide power and digital video signal.</text:p>
        </text:section>
      </text:section>
      <text:section text:style-name="Sect1" text:name="HLCXComparisonJumplink_feature_div">
        <text:p text:style-name="P8"><text:line-break/></text:p>
      </text:section>
      <text:p text:style-name="P5"/>
      <text:p text:style-name="P2">&lt;iframe style="width:120px;height:240px;" marginwidth="0" marginheight="0" scrolling="no" frameborder="0" src="//ws-na.amazon-adsystem.com/widgets/q?ServiceVersion=20070822&amp;OneJS=1&amp;Operation=GetAdHtml&amp;MarketPlace=US&amp;source=ac&amp;ref=qf_sp_asin_til&amp;ad_type=product_link&amp;tracking_id=castlehousese-20&amp;marketplace=amazon&amp;region=US&amp;placement=B01KZT6MHU&amp;asins=B01KZT6MHU&amp;linkId=211eb3fb147b8fe077e0580f09b87496&amp;show_border=true&amp;link_opens_in_new_window=true&amp;price_color=333333&amp;title_color=0066c0&amp;bg_color=ffffff"&gt;</text:p>
      <text:p text:style-name="P2"><text:s text:c="4"/>&lt;/iframe&gt;</text:p>
      <text:p text:style-name="P5"/>
      <text:p text:style-name="P5"/>
      <text:p text:style-name="P2"><text:a xlink:type="simple" xlink:href="https://www.amazon.com/Zmodo-Surveillance-Camera-Outdoor-Security/dp/B01KZT6MHU/ref=as_sl_pc_qf_sp_asin_til?tag=castlehousese-20&amp;linkCode=w00&amp;linkId=211eb3fb147b8fe077e0580f09b87496&amp;creativeASIN=B01KZT6MHU" text:style-name="Internet_20_link" text:visited-style-name="Visited_20_Internet_20_Link">https://www.amazon.com/Zmodo-Surveillance-Camera-Outdoor-Security/dp/B01KZT6MHU/ref=as_sl_pc_qf_sp_asin_til?tag=castlehousese-20&amp;linkCode=w00&amp;linkId=211eb3fb147b8fe077e0580f09b87496&amp;creativeASIN=B01KZT6MHU</text:a></text:p>
      <text:p text:style-name="P9"/>
      <text:p text:style-name="P2"/>
      <text:p text:style-name="P2"/>
      <text:p text:style-name="P2"/>
      <text:h text:style-name="P31" text:outline-level="1"><text:bookmark text:name="title1"/><text:bookmark text:name="productTitle1"/>Upgraded Door Stop Alarm -Great for Traveling Security Door Stopper doorstop Safety Tools for Home</text:h>
      <text:p text:style-name="P2"/>
      <text:p text:style-name="P12"/>
      <text:p text:style-name="P12"/>
      <text:p text:style-name="P12"/>
      <text:p text:style-name="P12"><text:soft-page-break/></text:p>
      <text:p text:style-name="P12">This is an upgrade door stop than others.It is more durable than others with better quality.</text:p>
      <text:list xml:id="list8292934963825748435" text:style-name="L2">
        <text:list-item>
          <text:p text:style-name="P27">3 Sensitivity Levels - Low - Medium - High, with an adjustable sensitivity switch on the side.</text:p>
        </text:list-item>
        <text:list-item>
          <text:p text:style-name="P27">Very loud shrill that would definitely scare someone away with 120db alarm. Weight: 128g</text:p>
        </text:list-item>
        <text:list-item>
          <text:p text:style-name="P27">You can use it as common door stopper when turn down the ON/OFF switch,hold door in open position.</text:p>
        </text:list-item>
        <text:list-item>
          <text:p text:style-name="P27">No installation required. Requires one 9 volt battery(Not include).Portable and easy way to add piece of mind when traveling or working alone.</text:p>
        </text:list-item>
      </text:list>
      <text:p text:style-name="P2"/>
      <text:p text:style-name="P2"/>
      <text:p text:style-name="P1">&lt;iframe style="width:120px;height:240px;" marginwidth="0" marginheight="0" scrolling="no" frameborder="0" src="//ws-na.amazon-adsystem.com/widgets/q?ServiceVersion=20070822&amp;OneJS=1&amp;Operation=GetAdHtml&amp;MarketPlace=US&amp;source=ac&amp;ref=qf_sp_asin_til&amp;ad_type=product_link&amp;tracking_id=castlehousese-20&amp;marketplace=amazon&amp;region=US&amp;placement=B01C0H0000&amp;asins=B01C0H0000&amp;linkId=aa8ae2d6a9b409e751d405cd627b09b7&amp;show_border=true&amp;link_opens_in_new_window=true&amp;price_color=333333&amp;title_color=0066c0&amp;bg_color=ffffff"&gt;</text:p>
      <text:p text:style-name="P1"><text:s text:c="4"/>&lt;/iframe&gt;</text:p>
      <text:p text:style-name="P1"/>
      <text:p text:style-name="P1"/>
      <text:p text:style-name="P1"><text:a xlink:type="simple" xlink:href="https://www.amazon.com/Upgraded-Traveling-Security-Stopper-doorstop/dp/B01C0H0000/ref=as_sl_pc_qf_sp_asin_til?tag=castlehousese-20&amp;linkCode=w00&amp;linkId=aa8ae2d6a9b409e751d405cd627b09b7&amp;creativeASIN=B01C0H0000" text:style-name="Internet_20_link" text:visited-style-name="Visited_20_Internet_20_Link">https://www.amazon.com/Upgraded-Traveling-Security-Stopper-doorstop/dp/B01C0H0000/ref=as_sl_pc_qf_sp_asin_til?tag=castlehousese-20&amp;linkCode=w00&amp;linkId=aa8ae2d6a9b409e751d405cd627b09b7&amp;creativeASIN=B01C0H0000</text:a></text:p>
      <text:p text:style-name="P10"/>
      <text:p text:style-name="P1"/>
      <text:p text:style-name="P1"/>
      <text:p text:style-name="P7">security</text:p>
      <text:p text:style-name="P7"/>
      <text:p text:style-name="P3">War hero returns home takes a job as a security guard and ends up fighting a ruthless biker for the sake of a young girl.</text:p>
      <text:p text:style-name="P3"/>
      <text:p text:style-name="P3"/>
      <text:p text:style-name="P4">&lt;iframe style="width:120px;height:240px;" marginwidth="0" marginheight="0" scrolling="no" frameborder="0" src="//ws-na.amazon-adsystem.com/widgets/q?ServiceVersion=20070822&amp;OneJS=1&amp;Operation=GetAdHtml&amp;MarketPlace=US&amp;source=ac&amp;ref=qf_sp_asin_til&amp;ad_type=product_link&amp;tracking_id=castlehousese-20&amp;marketplace=amazon&amp;region=US&amp;placement=B074FB2JMQ&amp;asins=B074FB2JMQ&amp;linkId=a1a5686cf1fdca7ff44e0b71df2f73db&amp;show_border=true&amp;link_opens_in_new_window=true&amp;price_color=333333&amp;title_color=0066c0&amp;bg_color=ffffff"&gt;</text:p>
      <text:p text:style-name="P4"><text:s text:c="4"/>&lt;/iframe&gt;</text:p>
      <text:p text:style-name="P4"/>
      <text:p text:style-name="P4"/>
      <text:p text:style-name="P4"/>
      <text:p text:style-name="P4"><text:soft-page-break/><text:a xlink:type="simple" xlink:href="https://www.amazon.com/Security-Antonio-Banderas/dp/B074FB2JMQ/ref=as_sl_pc_qf_sp_asin_til?tag=castlehousese-20&amp;linkCode=w00&amp;linkId=a1a5686cf1fdca7ff44e0b71df2f73db&amp;creativeASIN=B074FB2JMQ" text:style-name="Internet_20_link" text:visited-style-name="Visited_20_Internet_20_Link">https://www.amazon.com/Security-Antonio-Banderas/dp/B074FB2JMQ/ref=as_sl_pc_qf_sp_asin_til?tag=castlehousese-20&amp;linkCode=w00&amp;linkId=a1a5686cf1fdca7ff44e0b71df2f73db&amp;creativeASIN=B074FB2JMQ</text:a></text:p>
      <text:p text:style-name="P4"/>
      <text:p text:style-name="P4"/>
      <text:p text:style-name="P11"/>
      <text:p text:style-name="P4"/>
      <text:p text:style-name="P4"/>
      <text:h text:style-name="P32" text:outline-level="1"><text:bookmark text:name="productTitle2"/><text:bookmark text:name="title2"/>Elite Forces Military Handbook of Unarmed Combat: Hand-to-hand Fighting Skills from the World's Most Elite Military Units (SAS and Elite Forces Guide)</text:h>
      <text:p text:style-name="P4"/>
      <text:p text:style-name="P4"/>
      <text:p text:style-name="P18">With the aid of superb line artworks, the SAS and Elite Forces Guide: Unarmed Combat demonstrates to the reader how special forces soldiers are taught to excel in hand-to-hand fighting: how they maximize body weight, and the use of various strikes, throws, locks and constrictions to defeat opponents. It explains how different martial arts have been combined by military units to create hand-to-hand combat systems for defense against multiple assailants, for fighting on the ground, for dealing with edged and impact weapons, what works against attackers with firearms and – more importantly – what doesn’t. </text:p>
      <text:p text:style-name="P18">With tips and techniques from unarmed combat experts, the book is divided into two main sections. The first covers the mental preparation needed to be ready to defend yourself. The second covers the physical techniques needed to defend yourself, and if necessary, strike back to temporarily incapacitate your attacker and escape. With more than 300 easy-to-follow artworks and handy pullout lists of key information, the SAS and Elite Forces Guide: Unarmed Combat is the definitive guide for anyone wanting to be ready for anything - it could save your life.</text:p>
      <text:p text:style-name="P4"/>
      <text:p text:style-name="P4"/>
      <text:p text:style-name="P4">&lt;iframe style="width:120px;height:240px;" marginwidth="0" marginheight="0" scrolling="no" frameborder="0" src="//ws-na.amazon-adsystem.com/widgets/q?ServiceVersion=20070822&amp;OneJS=1&amp;Operation=GetAdHtml&amp;MarketPlace=US&amp;source=ac&amp;ref=qf_sp_asin_til&amp;ad_type=product_link&amp;tracking_id=castlehousese-20&amp;marketplace=amazon&amp;region=US&amp;placement=1906626812&amp;asins=1906626812&amp;linkId=02ea0813944835420c25c26009c4037e&amp;show_border=true&amp;link_opens_in_new_window=true&amp;price_color=333333&amp;title_color=0066c0&amp;bg_color=ffffff"&gt;</text:p>
      <text:p text:style-name="P4"><text:s text:c="4"/>&lt;/iframe&gt;</text:p>
      <text:p text:style-name="P4"/>
      <text:p text:style-name="P4"/>
      <text:p text:style-name="P4"><text:a xlink:type="simple" xlink:href="https://www.amazon.com/Forces-Military-Handbook-Unarmed-Combat/dp/1906626812/ref=as_sl_pc_qf_sp_asin_til?tag=castlehousese-20&amp;linkCode=w00&amp;linkId=02ea0813944835420c25c26009c4037e&amp;creativeASIN=1906626812" text:style-name="Internet_20_link" text:visited-style-name="Visited_20_Internet_20_Link">https://www.amazon.com/Forces-Military-Handbook-Unarmed-Combat/dp/1906626812/ref=as_sl_pc_qf_sp_asin_til?tag=castlehousese-20&amp;linkCode=w00&amp;linkId=02ea0813944835420c25c26009c4037e&amp;creativeASIN=1906626812</text:a></text:p>
      <text:p text:style-name="P4"/>
      <text:p text:style-name="P11"/>
      <text:p text:style-name="P4"/>
      <text:p text:style-name="P4"/>
      <text:p text:style-name="P4"/>
      <text:h text:style-name="P33" text:outline-level="1"><text:bookmark text:name="ebooksProductTitle"/><text:bookmark text:name="title3"/><text:soft-page-break/>Complete Krav Maga: The Ultimate Guide to Over 250 Self-Defense and Combative Techniques</text:h>
      <text:p text:style-name="P13"/>
      <text:p text:style-name="P13"/>
      <text:p text:style-name="P14"><text:span text:style-name="T3">THE TOP-SELLING GUIDE TO KRAV MAGA IN AN UPDATED AND EXPANDED EDITION</text:span><text:line-break/><text:line-break/><text:span text:style-name="T2">All the defense moves in Complete Krav Maga—from beginner Yellow Belt to advanced</text:span><text:line-break/><text:span text:style-name="T2">Black Belt—are described in depth and illustrated with step-by-step photos:</text:span><text:line-break/><text:line-break/><text:span text:style-name="T1">• </text:span><text:span text:style-name="T3">BEGINNER:</text:span><text:span text:style-name="T1"> </text:span><text:span text:style-name="T2">Punches, kicks, knee strikes and defense movements</text:span><text:line-break/><text:line-break/><text:span text:style-name="T1">• </text:span><text:span text:style-name="T3">INTERMEDIATE:</text:span><text:span text:style-name="T1"> </text:span><text:span text:style-name="T2">Counterattacks against knives, guns and sticks</text:span><text:line-break/><text:line-break/><text:span text:style-name="T1">• </text:span><text:span text:style-name="T3">ADVANCED:</text:span><text:span text:style-name="T1"> </text:span><text:span text:style-name="T2">Advanced strikes and ground fighting techniques</text:span><text:line-break/><text:line-break/><text:span text:style-name="T2">Based on the principle that it is best to move from defense to attack as quickly as possible, </text:span><text:span text:style-name="T4">Complete Krav Maga</text:span><text:span text:style-name="T1"> </text:span><text:span text:style-name="T2">teaches fast-escape maneuvers combined with powerful counterattacks. Whether you are big or small, male or female, young or old, you can use Krav Maga to protect yourself by exploiting an assailant’s vulnerabilities.</text:span></text:p>
      <text:p text:style-name="P19"/>
      <text:p text:style-name="P19"/>
      <text:p text:style-name="P20">&lt;iframe style="width:120px;height:240px;" marginwidth="0" marginheight="0" scrolling="no" frameborder="0" src="//ws-na.amazon-adsystem.com/widgets/q?ServiceVersion=20070822&amp;OneJS=1&amp;Operation=GetAdHtml&amp;MarketPlace=US&amp;source=ac&amp;ref=qf_sp_asin_til&amp;ad_type=product_link&amp;tracking_id=castlehousese-20&amp;marketplace=amazon&amp;region=US&amp;placement=B01E2XN3XG&amp;asins=B01E2XN3XG&amp;linkId=a8bae2fedefb7b63a15c0c457130a785&amp;show_border=true&amp;link_opens_in_new_window=true&amp;price_color=333333&amp;title_color=0066c0&amp;bg_color=ffffff"&gt;</text:p>
      <text:p text:style-name="P20"><text:s text:c="4"/>&lt;/iframe&gt;</text:p>
      <text:p text:style-name="P20"/>
      <text:p text:style-name="P20"/>
      <text:p text:style-name="P15"><text:a xlink:type="simple" xlink:href="https://www.amazon.com/Complete-Krav-Maga-Self-Defense-Techniques-ebook/dp/B01E2XN3XG/ref=as_sl_pc_qf_sp_asin_til?tag=castlehousese-20&amp;linkCode=w00&amp;linkId=a8bae2fedefb7b63a15c0c457130a785&amp;creativeASIN=B01E2XN3XG" text:style-name="Internet_20_link" text:visited-style-name="Visited_20_Internet_20_Link"><text:span text:style-name="T2">https://www.amazon.com/Complete-Krav-Maga-Self-Defense-Techniques-ebook/dp/B01E2XN3XG/ref=as_sl_pc_qf_sp_asin_til?tag=castlehousese-20&amp;linkCode=w00&amp;linkId=a8bae2fedefb7b63a15c0c457130a785&amp;creativeASIN=B01E2XN3XG</text:span></text:a></text:p>
      <text:p text:style-name="P20"/>
      <text:p text:style-name="P20"><text:soft-page-break/></text:p>
      <text:p text:style-name="P29"/>
      <text:p text:style-name="P20"/>
      <text:p text:style-name="P20"/>
      <text:h text:style-name="P34" text:outline-level="1"><text:bookmark text:name="productTitle3"/><text:bookmark text:name="title4"/>Mountains of Strength To Shin Do Home Study Program Stephen Hayes Ninjutsu</text:h>
      <text:p text:style-name="P21"/>
      <text:p text:style-name="P22">MOUNTAINS OF STRENGTH four-hour 3-DVD video set presents exercises, insights, and instructions in the earth stability element ground-holding method of Stephen K. Hayes' 21st Century martial art of To-Shin Do�. These 3 DVDs cover techniques and tactics and testing for developing the kind of no-nonsense strengths that will allow you to overcome many of the most common assaults requiring self-protection, knowledge and skills taught in White Belt and Yellow Belt training leading to Blue Belt in To-Shin Do.</text:p>
      <text:p text:style-name="P24"/>
      <text:p text:style-name="P21"/>
      <text:p text:style-name="P23">&lt;iframe style="width:120px;height:240px;" marginwidth="0" marginheight="0" scrolling="no" frameborder="0" src="//ws-na.amazon-adsystem.com/widgets/q?ServiceVersion=20070822&amp;OneJS=1&amp;Operation=GetAdHtml&amp;MarketPlace=US&amp;source=ac&amp;ref=qf_sp_asin_til&amp;ad_type=product_link&amp;tracking_id=castlehousese-20&amp;marketplace=amazon&amp;region=US&amp;placement=B003LYYZVW&amp;asins=B003LYYZVW&amp;linkId=c0dfc9494ee3317dda10ee26395832cf&amp;show_border=true&amp;link_opens_in_new_window=true&amp;price_color=333333&amp;title_color=0066c0&amp;bg_color=ffffff"&gt;</text:p>
      <text:p text:style-name="P23"><text:s text:c="4"/>&lt;/iframe&gt;</text:p>
      <text:p text:style-name="P23"/>
      <text:p text:style-name="P23"/>
      <text:p text:style-name="P23"/>
      <text:p text:style-name="P22">https://www.amazon.com/Mountains-Strength-Program-Stephen-Ninjutsu/dp/B003LYYZVW/ref=as_sl_pc_qf_sp_asin_til?tag=castlehousese-20&amp;linkCode=w00&amp;linkId=c0dfc9494ee3317dda10ee26395832cf&amp;creativeASIN=B003LYYZVW</text:p>
      <text:p text:style-name="P30"/>
      <text:p text:style-name="P25"><text:soft-page-break/></text:p>
      <text:p text:style-name="P25"/>
      <text:p text:style-name="P25"/>
      <text:p text:style-name="P2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mazon Ember" svg:font-family="'Amazon Ember', Arial,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5T02:51:16.319206981</meta:creation-date>
    <dc:date>2017-08-25T19:02:03.181484262</dc:date>
    <meta:editing-duration>PT8M32S</meta:editing-duration>
    <meta:editing-cycles>3</meta:editing-cycles>
    <meta:generator>LibreOffice/5.1.6.2$Linux_X86_64 LibreOffice_project/10m0$Build-2</meta:generator>
    <meta:document-statistic meta:table-count="0" meta:image-count="0" meta:object-count="0" meta:page-count="6" meta:paragraph-count="40" meta:word-count="707" meta:character-count="8372" meta:non-whitespace-character-count="7677"/>
  </office:meta>
</office:document-meta>
</file>